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65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66" style:family="paragraph" style:parent-style-name="Standard">
      <style:text-properties officeooo:rsid="0012e59a" officeooo:paragraph-rsid="0012e59a"/>
    </style:style>
    <style:style style:name="P67" style:family="paragraph" style:parent-style-name="Standard">
      <style:text-properties officeooo:rsid="00158a4f" officeooo:paragraph-rsid="00158a4f"/>
    </style:style>
    <style:style style:name="P68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69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70" style:family="paragraph" style:parent-style-name="Standard">
      <style:text-properties fo:color="#3465a4" loext:opacity="100%" officeooo:rsid="00158a4f" officeooo:paragraph-rsid="00158a4f"/>
    </style:style>
    <style:style style:name="P71" style:family="paragraph" style:parent-style-name="Standard">
      <style:text-properties fo:color="#3465a4" loext:opacity="100%" officeooo:rsid="0017f77b" officeooo:paragraph-rsid="0017f77b"/>
    </style:style>
    <style:style style:name="P72" style:family="paragraph" style:parent-style-name="Standard">
      <style:text-properties officeooo:rsid="0017f77b" officeooo:paragraph-rsid="0017f77b"/>
    </style:style>
    <style:style style:name="P73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74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75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7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7c917" officeooo:paragraph-rsid="0067c917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82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83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4" style:family="paragraph">
      <loext:graphic-properties draw:fill="none" draw:fill-color="#ffffff"/>
      <style:paragraph-properties style:writing-mode="lr-tb"/>
    </style:style>
    <style:style style:name="P85" style:family="paragraph">
      <loext:graphic-properties draw:fill-color="#ee5151"/>
    </style:style>
    <style:style style:name="P86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style:font-name="Consolas" fo:font-size="8.39999961853027pt" fo:font-weight="normal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style:font-name="Consolas" fo:font-weight="normal"/>
    </style:style>
    <style:style style:name="T6" style:family="text">
      <style:text-properties fo:color="#e6e905" loext:opacity="100%" style:font-name="Consolas" fo:font-weight="normal"/>
    </style:style>
    <style:style style:name="T7" style:family="text">
      <style:text-properties officeooo:rsid="0017f77b"/>
    </style:style>
    <style:style style:name="T8" style:family="text">
      <style:text-properties fo:color="#000000" loext:opacity="100%"/>
    </style:style>
    <style:style style:name="T9" style:family="text">
      <style:text-properties officeooo:rsid="001d6144" style:font-size-asian="10.5pt" style:font-weight-asian="normal" style:font-size-complex="12pt" style:font-weight-complex="normal"/>
    </style:style>
    <style:style style:name="T10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69a2e" loext:opacity="100%" style:font-name="Consolas" fo:font-weight="normal"/>
    </style:style>
    <style:style style:name="T12" style:family="text">
      <style:text-properties officeooo:rsid="001f4b02"/>
    </style:style>
    <style:style style:name="T13" style:family="text">
      <style:text-properties officeooo:rsid="0020e584"/>
    </style:style>
    <style:style style:name="T14" style:family="text">
      <style:text-properties officeooo:rsid="00220af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25710" style:font-weight-asian="normal" style:font-weight-complex="normal"/>
    </style:style>
    <style:style style:name="T18" style:family="text">
      <style:text-properties fo:font-weight="normal" officeooo:rsid="00346d85" style:font-weight-asian="normal" style:font-weight-complex="normal"/>
    </style:style>
    <style:style style:name="T19" style:family="text">
      <style:text-properties fo:font-weight="normal" officeooo:rsid="003942fb" style:font-weight-asian="normal" style:font-weight-complex="normal"/>
    </style:style>
    <style:style style:name="T20" style:family="text">
      <style:text-properties fo:font-weight="normal" officeooo:rsid="00397472" style:font-weight-asian="normal" style:font-weight-complex="normal"/>
    </style:style>
    <style:style style:name="T21" style:family="text">
      <style:text-properties fo:font-weight="normal" officeooo:rsid="003aa96a" style:font-weight-asian="normal" style:font-weight-complex="normal"/>
    </style:style>
    <style:style style:name="T22" style:family="text">
      <style:text-properties fo:font-weight="normal" officeooo:rsid="005b2f06" style:font-weight-asian="normal" style:font-weight-complex="normal"/>
    </style:style>
    <style:style style:name="T23" style:family="text">
      <style:text-properties fo:font-weight="normal" officeooo:rsid="005dd1b4" style:font-weight-asian="normal" style:font-weight-complex="normal"/>
    </style:style>
    <style:style style:name="T24" style:family="text">
      <style:text-properties fo:font-weight="normal" officeooo:rsid="005fcc01" style:font-weight-asian="normal" style:font-weight-complex="normal"/>
    </style:style>
    <style:style style:name="T25" style:family="text">
      <style:text-properties fo:font-weight="normal" fo:background-color="#ff0000" loext:char-shading-value="0" style:font-weight-asian="normal" style:font-weight-complex="normal"/>
    </style:style>
    <style:style style:name="T26" style:family="text">
      <style:text-properties officeooo:rsid="003aa96a"/>
    </style:style>
    <style:style style:name="T27" style:family="text">
      <style:text-properties officeooo:rsid="0044a4ee"/>
    </style:style>
    <style:style style:name="T28" style:family="text">
      <style:text-properties officeooo:rsid="0044ffc8"/>
    </style:style>
    <style:style style:name="T29" style:family="text">
      <style:text-properties officeooo:rsid="004c98c4"/>
    </style:style>
    <style:style style:name="T30" style:family="text">
      <style:text-properties officeooo:rsid="004ea86b"/>
    </style:style>
    <style:style style:name="T31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2" style:family="text">
      <style:text-properties fo:color="#808080" loext:opacity="100%" style:font-name="Consolas" fo:font-weight="normal"/>
    </style:style>
    <style:style style:name="T33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4" style:family="text">
      <style:text-properties fo:color="#569cd6" loext:opacity="100%" style:font-name="Consolas" fo:font-weight="normal"/>
    </style:style>
    <style:style style:name="T35" style:family="text">
      <style:text-properties fo:color="#569cd6" loext:opacity="100%" style:font-name="Consolas" fo:font-size="8.39999961853027pt" fo:font-weight="normal"/>
    </style:style>
    <style:style style:name="T36" style:family="text">
      <style:text-properties fo:color="#569cd6" loext:opacity="100%" style:font-weight-asian="normal" style:font-weight-complex="normal"/>
    </style:style>
    <style:style style:name="T37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8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39" style:family="text">
      <style:text-properties fo:color="#9cdcfe" loext:opacity="100%" style:font-name="Consolas" fo:font-weight="normal"/>
    </style:style>
    <style:style style:name="T40" style:family="text">
      <style:text-properties fo:color="#9cdcfe" loext:opacity="100%" style:font-name="Consolas" fo:font-size="8.39999961853027pt" fo:font-weight="normal"/>
    </style:style>
    <style:style style:name="T41" style:family="text">
      <style:text-properties fo:color="#9cdcfe" loext:opacity="100%" style:font-weight-asian="normal" style:font-weight-complex="normal"/>
    </style:style>
    <style:style style:name="T42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3" style:family="text">
      <style:text-properties fo:color="#ce9178" loext:opacity="100%" style:font-name="Consolas" fo:font-weight="normal"/>
    </style:style>
    <style:style style:name="T44" style:family="text">
      <style:text-properties fo:color="#ce9178" loext:opacity="100%" style:font-name="Consolas" fo:font-size="8.39999961853027pt" fo:font-weight="normal"/>
    </style:style>
    <style:style style:name="T45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46" style:family="text">
      <style:text-properties fo:color="#dcdcaa" loext:opacity="100%" style:font-name="Consolas" fo:font-weight="normal"/>
    </style:style>
    <style:style style:name="T47" style:family="text">
      <style:text-properties fo:color="#dcdcaa" loext:opacity="100%" style:font-name="Consolas" fo:font-size="8.39999961853027pt" fo:font-weight="normal"/>
    </style:style>
    <style:style style:name="T48" style:family="text">
      <style:text-properties officeooo:rsid="004ea86b" style:font-size-asian="12pt" style:font-weight-asian="normal" style:font-size-complex="12pt" style:font-weight-complex="normal"/>
    </style:style>
    <style:style style:name="T49" style:family="text">
      <style:text-properties officeooo:rsid="00532fed" style:font-size-asian="12pt" style:font-weight-asian="normal" style:font-size-complex="12pt" style:font-weight-complex="normal"/>
    </style:style>
    <style:style style:name="T50" style:family="text">
      <style:text-properties officeooo:rsid="0051c846"/>
    </style:style>
    <style:style style:name="T51" style:family="text">
      <style:text-properties officeooo:rsid="00532fed"/>
    </style:style>
    <style:style style:name="T52" style:family="text">
      <style:text-properties officeooo:rsid="00541390"/>
    </style:style>
    <style:style style:name="T53" style:family="text">
      <style:text-properties officeooo:rsid="005b2f06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text-underline-style="none" officeooo:rsid="005ea445"/>
    </style:style>
    <style:style style:name="T56" style:family="text">
      <style:text-properties officeooo:rsid="005fcc01"/>
    </style:style>
    <style:style style:name="T57" style:family="text">
      <style:text-properties fo:color="#c586c0" loext:opacity="100%" style:font-weight-asian="normal" style:font-weight-complex="normal"/>
    </style:style>
    <style:style style:name="T58" style:family="text">
      <style:text-properties style:font-weight-asian="normal" style:font-weight-complex="normal"/>
    </style:style>
    <style:style style:name="T59" style:family="text">
      <style:text-properties fo:color="#b5cea8" loext:opacity="100%" style:font-weight-asian="normal" style:font-weight-complex="normal"/>
    </style:style>
    <style:style style:name="T60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7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8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9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69">Comandos Node Js:</text:p>
      <text:p text:style-name="P69">Ctrl + L = <text:span text:style-name="T16">Limpar a tela.</text:span></text:p>
      <text:p text:style-name="P73"/>
      <text:p text:style-name="P73"/>
      <text:p text:style-name="P73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4">script</text:span>&gt;</text:p>
      <text:p text:style-name="P12">        <text:span text:style-name="T6">alert</text:span><text:span text:style-name="T1">('Hello World!')</text:span></text:p>
      <text:p text:style-name="P12">        <text:span text:style-name="T6">confirm</text:span><text:span text:style-name="T1">('Está gostando de JavaScript?')</text:span></text:p>
      <text:p text:style-name="P12">        <text:span text:style-name="T6">prompt</text:span><text:span text:style-name="T1">('Qual é o seu nome?')</text:span></text:p>
      <text:p text:style-name="P12">    <text:span text:style-name="T1">&lt;/</text:span><text:span text:style-name="T5">script</text:span><text:span text:style-name="T1">&gt;</text:span></text:p>
      <text:p text:style-name="P5"/>
      <text:p text:style-name="P66">Regras dos identificadores em JS:</text:p>
      <text:p text:style-name="P66">- Podem começar com letra, $ ou _.</text:p>
      <text:p text:style-name="P66">- Não podem começar com números.</text:p>
      <text:p text:style-name="P66">- É possível usar letras ou números.</text:p>
      <text:p text:style-name="P66">- É possível usar acentos e símbolos.</text:p>
      <text:p text:style-name="P66">- Não podem conter espaços.</text:p>
      <text:p text:style-name="P66">- Não podem ser palavras reservadas.</text:p>
      <text:p text:style-name="P66"/>
      <text:p text:style-name="P68">Tipos Primitivos</text:p>
      <text:p text:style-name="P67">Variáveis numéricas: <text:span text:style-name="T4">number</text:span> (JS não diferencia números entre Inteiro e Reais)</text:p>
      <text:p text:style-name="P70"><text:span text:style-name="T7">s</text:span>tring</text:p>
      <text:p text:style-name="P67">true false: <text:span text:style-name="T4">boolean</text:span></text:p>
      <text:p text:style-name="P70"/>
      <text:p text:style-name="P72"><text:span text:style-name="T4">number: </text:span><text:span text:style-name="T8">infinity, NaN</text:span></text:p>
      <text:p text:style-name="P71">string</text:p>
      <text:p text:style-name="P71">boolean</text:p>
      <text:p text:style-name="P71">null</text:p>
      <text:p text:style-name="P71">undefined</text:p>
      <text:p text:style-name="P72"><text:span text:style-name="T4">object: </text:span><text:span text:style-name="T8">Array</text:span></text:p>
      <text:p text:style-name="P71">function</text:p>
      <text:p text:style-name="P71"/>
      <text:p text:style-name="P71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9">Exemplo:</text:span><text:span text:style-name="T10"> </text:span><text:span text:style-name="T2">&lt;script&gt;</text:span></text:p>
      <text:p text:style-name="P12">       <text:span text:style-name="T1">var n1 = prompt('Digite um número: ') </text:span><text:span text:style-name="T11">// String</text:span></text:p>
      <text:p text:style-name="P12">       <text:span text:style-name="T1">var n2 = prompt('Digite outro número: ')</text:span><text:span text:style-name="T11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1">// o sinal de + é concatenação.</text:span></text:p>
      <text:p text:style-name="P12">       <text:span text:style-name="T11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5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39">Para converter para String:</text:p>
      <text:p text:style-name="P16">String(n)</text:p>
      <text:p text:style-name="P16">n.toString()</text:p>
      <text:p text:style-name="P16"/>
      <text:p text:style-name="P40">Template String:</text:p>
      <text:p text:style-name="P17">alert(`A soma entre ${n1} e ${n2} é ${s}`)</text:p>
      <text:p text:style-name="P17">Utilizamos crase no começo e no final. <text:span text:style-name="T13">C</text:span><text:span text:style-name="T12">ifrão e chaves.</text:span></text:p>
      <text:p text:style-name="P17"/>
      <text:p text:style-name="P17"/>
      <text:p text:style-name="P19">var <text:s/><text:span text:style-name="T15">s</text:span> = “JavaScript”</text:p>
      <text:p text:style-name="P18"><text:span text:style-name="T15">s</text:span>.length <text:s text:c="2"/><text:tab/><text:tab/> // quantos caracteres a string tem.</text:p>
      <text:p text:style-name="P18"><text:span text:style-name="T15">s</text:span>.toUpperCase<text:span text:style-name="T14">( )</text:span> <text:s text:c="2"/><text:tab/>// tudo para Maiúsculas. <text:s/></text:p>
      <text:p text:style-name="P19"><text:span text:style-name="T15">s</text:span>.toLowerCase( ) <text:tab/>// tudo para Minúsculas.</text:p>
      <text:p text:style-name="P19"/>
      <text:p text:style-name="P10">&lt;script&gt;</text:p>
      <text:p text:style-name="P64">        <text:span text:style-name="T1">var nome = prompt("Qual é o seu nome?")</text:span></text:p>
      <text:p text:style-name="P64">        <text:span text:style-name="T1">document.write(`Olá, &lt;strong&gt;</text:span><text:span text:style-name="T5">${nome}</text:span><text:span text:style-name="T1">&lt;/strong&gt;! Seu nome tem </text:span><text:span text:style-name="T5">${nome.length}</text:span><text:span text:style-name="T1"> letras.&lt;br&gt;`)</text:span></text:p>
      <text:p text:style-name="P64">        <text:span text:style-name="T1">document.write(`Seu nome em maiúsculas é </text:span><text:span text:style-name="T5">${nome.toUpperCase</text:span><text:span text:style-name="T1">()}.&lt;br&gt;`)</text:span></text:p>
      <text:p text:style-name="P65">        <text:span text:style-name="T1">document.write(`Seu nome em minúsculas é </text:span><text:span text:style-name="T5">${nome.toLowerCase</text:span><text:span text:style-name="T1">()}.`)</text:span></text:p>
      <text:p text:style-name="P11">&lt;/script&gt;</text:p>
      <text:p text:style-name="P60"/>
      <text:p text:style-name="P60"><text:soft-page-break/>Operadores</text:p>
      <text:p text:style-name="P60"/>
      <text:p text:style-name="P51">aritméticos: <text:span text:style-name="T17">+, -, *, /, % (resto da divisão inteira), ** (potência).</text:span></text:p>
      <text:p text:style-name="P54"><text:span text:style-name="T18">o</text:span><text:span text:style-name="T16">rdem de precedência: ( ) =&gt; ** =&gt; * <text:s/>/ <text:s/>% =&gt; + -</text:span></text:p>
      <text:p text:style-name="P51"/>
      <text:p text:style-name="P52">atribuição: <text:span text:style-name="T19">++, –, +=, -=, </text:span><text:span text:style-name="T20">= (recebe)</text:span></text:p>
      <text:p text:style-name="P52"/>
      <text:p text:style-name="P53">relacionais: <text:span text:style-name="T16">&lt;, &gt;, &lt;</text:span><text:span text:style-name="T19">=, &gt;=, ==, !=</text:span></text:p>
      <text:p text:style-name="P53"/>
      <text:p text:style-name="P53"/>
      <text:p text:style-name="P53">lógicos: !<text:span text:style-name="T16"> </text:span><text:span text:style-name="T21">Negação; </text:span><text:span text:style-name="T26">&amp;&amp;</text:span><text:span text:style-name="T21"> conjunção (e); </text:span><text:span text:style-name="T26">||</text:span><text:span text:style-name="T21"> disjunção (ou);</text:span></text:p>
      <text:p text:style-name="P55"><text:span text:style-name="T21">E</text:span><text:span text:style-name="T16">x.: <text:tab/>!true =&gt; false<text:line-break/><text:tab/>!false =&gt; true<text:tab/></text:span></text:p>
      <text:p text:style-name="P53"/>
      <text:p text:style-name="P53">ternário: <text:span text:style-name="T16">? :</text:span></text:p>
      <text:p text:style-name="P57"><text:span text:style-name="T16">teste </text:span><text:span text:style-name="T25">?</text:span><text:span text:style-name="T16"> true </text:span><text:span text:style-name="T25">:</text:span><text:span text:style-name="T16"> false</text:span></text:p>
      <text:p text:style-name="P34">Ex.: média &gt;= 7.0 ? “Aprovado” : “Reprovado”</text:p>
      <text:p text:style-name="P53"/>
      <text:p text:style-name="P56">Ordem de precedência:</text:p>
      <text:p text:style-name="P33">Aritméticos =&gt; Relacionais =&gt; Lógicos</text:p>
      <text:p text:style-name="P33"/>
      <text:p text:style-name="P33"/>
      <text:p text:style-name="P61">Introdução ao DOM</text:p>
      <text:p text:style-name="P61"/>
      <text:p text:style-name="P35">Document Object Model.</text:p>
      <text:p text:style-name="P36">Só funciona quando estamos rodando JS dentro do navegador. Não funciona no NodeJs.</text:p>
      <text:p text:style-name="P50"><draw:g text:anchor-type="paragraph" draw:z-index="0" draw:name="DrawObject1" draw:style-name="gr5"><draw:custom-shape draw:name="Forma 1" draw:style-name="gr6" draw:text-style-name="P85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7" draw:text-style-name="P86" svg:width="1.482cm" svg:height="0.539cm" svg:x="6.567cm" svg:y="0.845cm"><draw:text-box><text:p><text:span text:style-name="T60">window</text:span></text:p></draw:text-box></draw:frame></draw:g></text:p>
      <text:p text:style-name="P19"/>
      <text:p text:style-name="P19"><draw:custom-shape text:anchor-type="paragraph" draw:z-index="7" draw:name="Forma 2" draw:style-name="gr4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5"><draw:custom-shape draw:name="Forma 5" draw:style-name="gr6" draw:text-style-name="P85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7" draw:text-style-name="P86" svg:width="1.482cm" svg:height="0.539cm" svg:x="10.437cm" svg:y="1.3cm"><draw:text-box><text:p><text:span text:style-name="T60">history</text:span></text:p></draw:text-box></draw:frame></draw:g></text:p>
      <text:p text:style-name="P19"><draw:g text:anchor-type="paragraph" draw:z-index="2" draw:name="DrawObject 2" draw:style-name="gr5"><draw:custom-shape draw:name="Forma 4" draw:style-name="gr8" draw:text-style-name="P85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9" draw:text-style-name="P86" svg:width="1.856cm" svg:height="0.976cm" svg:x="6.39cm" svg:y="0.833cm"><draw:text-box><text:p><text:span text:style-name="T60">document</text:span></text:p></draw:text-box></draw:frame></draw:g><draw:g text:anchor-type="paragraph" draw:z-index="1" draw:name="DrawObject4" draw:style-name="gr5"><draw:custom-shape draw:name="Forma 3" draw:style-name="gr6" draw:text-style-name="P85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7" draw:text-style-name="P86" svg:width="1.482cm" svg:height="0.539cm" svg:x="2.817cm" svg:y="0.866cm"><draw:text-box><text:p><text:span text:style-name="T60">location</text:span></text:p></draw:text-box></draw:frame></draw:g></text:p>
      <text:p text:style-name="P19"/>
      <text:p text:style-name="P19"><draw:custom-shape text:anchor-type="paragraph" draw:z-index="8" draw:name="Forma 10" draw:style-name="gr3" svg:width="0.366cm" svg:height="0.943cm" svg:x="7.057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5"><draw:custom-shape draw:name="Forma 6" draw:style-name="gr6" draw:text-style-name="P85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7" draw:text-style-name="P86" svg:width="1.154cm" svg:height="0.539cm" svg:x="6.818cm" svg:y="0.88cm"><draw:text-box><text:p><text:span text:style-name="T60">html</text:span></text:p></draw:text-box></draw:frame></draw:g></text:p>
      <text:p text:style-name="P19"/>
      <text:p text:style-name="P19"><draw:custom-shape text:anchor-type="paragraph" draw:z-index="9" draw:name="Forma 11" draw:style-name="gr3" svg:width="0.366cm" svg:height="0.943cm" svg:x="6.135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3" svg:width="0.366cm" svg:height="0.943cm" svg:x="7.809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5"><draw:custom-shape draw:name="Forma 7" draw:style-name="gr6" draw:text-style-name="P85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7" draw:text-style-name="P86" svg:width="1.482cm" svg:height="0.539cm" svg:x="4.794cm" svg:y="1.011cm"><draw:text-box><text:p><text:span text:style-name="T60">head</text:span></text:p></draw:text-box></draw:frame></draw:g><draw:g text:anchor-type="paragraph" draw:z-index="6" draw:name="DrawObject 6" draw:style-name="gr5"><draw:custom-shape draw:name="Forma 8" draw:style-name="gr6" draw:text-style-name="P85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7" draw:text-style-name="P86" svg:width="1.482cm" svg:height="0.539cm" svg:x="8.124cm" svg:y="0.978cm"><draw:text-box><text:p><text:span text:style-name="T60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7">getElementsByTagName()</text:span></text:p>
      <text:p text:style-name="P21">- por ID: <text:span text:style-name="T27">getElementById</text:span></text:p>
      <text:p text:style-name="P21">- por Nome: <text:span text:style-name="T28">getElementsByName()</text:span></text:p>
      <text:p text:style-name="P21">- por Classe: <text:span text:style-name="T28">getElementsByClassName()</text:span></text:p>
      <text:p text:style-name="P21">- por Seletor: <text:span text:style-name="T28">querySelector(), querySelectorAll()</text:span></text:p>
      <text:p text:style-name="P21"/>
      <text:p text:style-name="P19"/>
      <text:p text:style-name="P41"><text:soft-page-break/>EVENTOS DOM</text:p>
      <text:p text:style-name="P41"/>
      <text:p text:style-name="P24">É tudo aquilo que pode acontecer com um determinado elemento. <text:span text:style-name="T29">O evento pode ser configurado na parte HTML ou dentro da tag &lt;script&gt;.</text:span></text:p>
      <text:p text:style-name="P24"/>
      <text:p text:style-name="P25"><text:span text:style-name="T50">1 – </text:span>No HTML, precisamos colocar o evento dentro da respectiva <text:span text:style-name="T30">tag </text:span><text:span text:style-name="T50">com o nome da função. No script, chamamos a função pelo nome e criamos uma variável </text:span><text:span text:style-name="T51">para receber o DOM.</text:span></text:p>
      <text:p text:style-name="P37"><text:span text:style-name="T48">Ex.: <text:tab/></text:span><text:span text:style-name="T31">&lt;</text:span><text:span text:style-name="T33">div</text:span><text:span text:style-name="T37"> </text:span><text:span text:style-name="T38">id</text:span><text:span text:style-name="T37">=</text:span><text:span text:style-name="T42">"area"</text:span><text:span text:style-name="T37"> </text:span><text:span text:style-name="T38">onclick</text:span><text:span text:style-name="T37">=</text:span><text:span text:style-name="T42">"</text:span><text:span text:style-name="T45">clicar</text:span><text:span text:style-name="T42">()"</text:span><text:span text:style-name="T31">&gt;</text:span></text:p>
      <text:p text:style-name="P74">        <text:tab/><text:span text:style-name="T1">Interaja...</text:span></text:p>
      <text:p text:style-name="P74">   <text:tab/> <text:span text:style-name="T32">&lt;/</text:span><text:span text:style-name="T34">div</text:span><text:span text:style-name="T32">&gt;</text:span></text:p>
      <text:p text:style-name="P75"/>
      <text:p text:style-name="P74">    <text:tab/><text:span text:style-name="T32">&lt;</text:span><text:span text:style-name="T34">script</text:span><text:span text:style-name="T32">&gt;</text:span></text:p>
      <text:p text:style-name="P74">        <text:tab/><text:span text:style-name="T34">function</text:span><text:span text:style-name="T1"> </text:span><text:span text:style-name="T46">clicar</text:span><text:span text:style-name="T1">() {</text:span></text:p>
      <text:p text:style-name="P74">           <text:tab/> <text:span text:style-name="T34">var</text:span><text:span text:style-name="T1"> </text:span><text:span text:style-name="T39">a</text:span><text:span text:style-name="T1">= </text:span><text:span text:style-name="T39">window</text:span><text:span text:style-name="T1">.</text:span><text:span text:style-name="T39">document</text:span><text:span text:style-name="T1">.</text:span><text:span text:style-name="T46">getElementById</text:span><text:span text:style-name="T1">(</text:span><text:span text:style-name="T43">'area'</text:span><text:span text:style-name="T1">)</text:span></text:p>
      <text:p text:style-name="P74">           <text:tab/> <text:span text:style-name="T39">a</text:span><text:span text:style-name="T1">.</text:span><text:span text:style-name="T39">innerText</text:span><text:span text:style-name="T1"> = </text:span><text:span text:style-name="T43">'Clicou!'</text:span></text:p>
      <text:p text:style-name="P74">        <text:tab/><text:span text:style-name="T1">}</text:span></text:p>
      <text:p text:style-name="P74">  <text:tab/>  <text:span text:style-name="T32">&lt;/</text:span><text:span text:style-name="T34">script</text:span><text:span text:style-name="T32">&gt;</text:span></text:p>
      <text:p text:style-name="P26"/>
      <text:p text:style-name="P27">2 – No JavaScript, <text:span text:style-name="T51">criamos a variável para receber o DOM. A</text:span>dicionamos um addEventListener, <text:span text:style-name="T51">seguido de parênteses (‘nome do evento’, nome da função).</text:span></text:p>
      <text:p text:style-name="P38"><text:span text:style-name="T49">Ex.: <text:tab/></text:span><text:span text:style-name="T33">var</text:span><text:span text:style-name="T37"> </text:span><text:span text:style-name="T38">a</text:span><text:span text:style-name="T37"> = </text:span><text:span text:style-name="T38">window</text:span><text:span text:style-name="T37">.</text:span><text:span text:style-name="T38">document</text:span><text:span text:style-name="T37">.</text:span><text:span text:style-name="T45">getElementById</text:span><text:span text:style-name="T37">(</text:span><text:span text:style-name="T42">'area'</text:span><text:span text:style-name="T37">)</text:span></text:p>
      <text:p text:style-name="P74">    <text:tab/> <text:span text:style-name="T39">a</text:span><text:span text:style-name="T1">.</text:span><text:span text:style-name="T46">addEventListener</text:span><text:span text:style-name="T1">(</text:span><text:span text:style-name="T43">'click'</text:span><text:span text:style-name="T1">, </text:span><text:span text:style-name="T46">clicar</text:span><text:span text:style-name="T1">)</text:span></text:p>
      <text:p text:style-name="P74">       <text:tab/> <text:span text:style-name="T39">a</text:span><text:span text:style-name="T1">.</text:span><text:span text:style-name="T46">addEventListener</text:span><text:span text:style-name="T1">(</text:span><text:span text:style-name="T43">'mouseenter'</text:span><text:span text:style-name="T1">, </text:span><text:span text:style-name="T46">entrar</text:span><text:span text:style-name="T1">)</text:span></text:p>
      <text:p text:style-name="P74">       <text:tab/> <text:span text:style-name="T39">a</text:span><text:span text:style-name="T1">.</text:span><text:span text:style-name="T46">addEventListener</text:span><text:span text:style-name="T1">(</text:span><text:span text:style-name="T43">'mouseout'</text:span><text:span text:style-name="T1">, </text:span><text:span text:style-name="T46">sair</text:span><text:span text:style-name="T1">)</text:span></text:p>
      <text:p text:style-name="P63"/>
      <text:p text:style-name="P62"/>
      <text:p text:style-name="P28">*<text:span text:style-name="T52">Para detectar erros, podemos usar o devtools do próprio Chrome.</text:span></text:p>
      <text:p text:style-name="P28"/>
      <text:p text:style-name="P28"/>
      <text:p text:style-name="P42"/>
      <text:p text:style-name="P43">Condições em JavaScript</text:p>
      <text:p text:style-name="P43"/>
      <text:p text:style-name="P44"><draw:custom-shape text:anchor-type="paragraph" draw:z-index="11" draw:name="Forma 12" draw:style-name="gr2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1" draw:text-style-name="P84" svg:width="3.465cm" svg:height="0.599cm" svg:x="5.526cm" svg:y="0.178cm"><draw:text-box><text:p>Condição simples</text:p></draw:text-box></draw:frame><draw:frame text:anchor-type="paragraph" draw:z-index="14" draw:name="Moldura de texto 9" draw:style-name="gr1" draw:text-style-name="P84" svg:width="3.465cm" svg:height="0.599cm" svg:x="5.526cm" svg:y="0.178cm"><draw:text-box><text:p>Condição simples</text:p></draw:text-box></draw:frame>if <text:span text:style-name="T16">(condição) {</text:span></text:p>
      <text:p text:style-name="P29"><text:tab/>true</text:p>
      <text:p text:style-name="P29">}</text:p>
      <text:p text:style-name="P29"/>
      <text:p text:style-name="P44">if <text:span text:style-name="T16">(condição) {</text:span></text:p>
      <text:p text:style-name="P29"><draw:custom-shape text:anchor-type="paragraph" draw:z-index="12" draw:name="Forma 13" draw:style-name="gr2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1" draw:text-style-name="P84" svg:width="3.465cm" svg:height="0.599cm" svg:x="5.431cm" svg:y="0.418cm"><draw:text-box><text:p>Condição Composta</text:p></draw:text-box></draw:frame><text:tab/>true</text:p>
      <text:p text:style-name="P44"><text:span text:style-name="T16">} </text:span>else <text:span text:style-name="T16">{</text:span></text:p>
      <text:p text:style-name="P29"><text:tab/>false</text:p>
      <text:p text:style-name="P29">}</text:p>
      <text:p text:style-name="P23"/>
      <text:p text:style-name="P23"/>
      <text:p text:style-name="P45">Condição Múltipla</text:p>
      <text:p text:style-name="P45"/>
      <text:p text:style-name="P45">switch <text:span text:style-name="T16">(expressão) {</text:span></text:p>
      <text:p text:style-name="P45"><text:span text:style-name="T16"><text:tab/></text:span>case <text:span text:style-name="T16">valor 1:</text:span></text:p>
      <text:p text:style-name="P30"><text:tab/>bloco</text:p>
      <text:p text:style-name="P45"><text:span text:style-name="T16"><text:tab/></text:span>break</text:p>
      <text:p text:style-name="P45"><text:tab/></text:p>
      <text:p text:style-name="P45"><text:tab/>case <text:span text:style-name="T16">valor 2:</text:span></text:p>
      <text:p text:style-name="P30"><text:tab/>bloco</text:p>
      <text:p text:style-name="P45"><text:span text:style-name="T16"><text:tab/></text:span>break</text:p>
      <text:p text:style-name="P45"><text:tab/></text:p>
      <text:p text:style-name="P45"><text:soft-page-break/><text:tab/>case <text:span text:style-name="T16">valor 3:</text:span></text:p>
      <text:p text:style-name="P30"><text:tab/>bloco</text:p>
      <text:p text:style-name="P45"><text:span text:style-name="T16"><text:tab/></text:span>break</text:p>
      <text:p text:style-name="P45"/>
      <text:p text:style-name="P45"><text:tab/><text:span text:style-name="T53">default:</text:span></text:p>
      <text:p text:style-name="P45"><text:tab/><text:span text:style-name="T22">bloco</text:span></text:p>
      <text:p text:style-name="P45"><text:span text:style-name="T22"><text:tab/></text:span><text:span text:style-name="T53">break</text:span></text:p>
      <text:p text:style-name="P45">}</text:p>
      <text:p text:style-name="P45"/>
      <text:p text:style-name="P46">ESTRUTURAS DE REPETIÇÃO</text:p>
      <text:p text:style-name="P46"/>
      <text:p text:style-name="P59">while<text:span text:style-name="T54"> </text:span><text:span text:style-name="T55">(com teste lógico no início) </text:span></text:p>
      <text:p text:style-name="P59"/>
      <text:p text:style-name="P31">var c = 1</text:p>
      <text:p text:style-name="P31"><text:span text:style-name="T15">while</text:span> (c &lt; 7) {</text:p>
      <text:p text:style-name="P31"><text:tab/>console.log(<text:span text:style-name="T56">`Passo ${</text:span>c<text:span text:style-name="T56">}`</text:span>)</text:p>
      <text:p text:style-name="P31"><text:tab/>c++</text:p>
      <text:p text:style-name="P31">}</text:p>
      <text:p text:style-name="P31"/>
      <text:p text:style-name="P58">do<text:span text:style-name="T54"> </text:span><text:span text:style-name="T55">(com teste lógico no final)</text:span></text:p>
      <text:p text:style-name="P58"/>
      <text:p text:style-name="P31">var c = 1</text:p>
      <text:p text:style-name="P46">do <text:span text:style-name="T16">{ </text:span></text:p>
      <text:p text:style-name="P47"><text:span text:style-name="T23"><text:tab/>console.log(</text:span><text:span text:style-name="T24">`Passo ${</text:span><text:span text:style-name="T16">c</text:span><text:span text:style-name="T24">}`</text:span><text:span text:style-name="T23">)</text:span></text:p>
      <text:p text:style-name="P32"><text:tab/>c++</text:p>
      <text:p text:style-name="P48"><text:span text:style-name="T23">} </text:span>while <text:span text:style-name="T16">(c &lt; 7)</text:span></text:p>
      <text:p text:style-name="P31"/>
      <text:p text:style-name="P46"/>
      <text:p text:style-name="P22"/>
      <text:p text:style-name="P49">Estrutura de Repetição com Variável de Controle</text:p>
      <text:p text:style-name="P49"/>
      <text:p text:style-name="P49">for<text:span text:style-name="T16"> (inicio; teste; incr) {</text:span></text:p>
      <text:p text:style-name="P49"><text:span text:style-name="T16"/></text:p>
      <text:p text:style-name="P80"><text:span text:style-name="T16">}</text:span></text:p>
      <text:p text:style-name="P80"><text:span text:style-name="T16"/></text:p>
      <text:p text:style-name="P81"><text:span text:style-name="T57">for</text:span><text:span text:style-name="T58">(</text:span><text:span text:style-name="T36">var</text:span><text:span text:style-name="T58"> </text:span><text:span text:style-name="T41">c</text:span><text:span text:style-name="T58">=</text:span><text:span text:style-name="T59">1</text:span><text:span text:style-name="T58">; </text:span><text:span text:style-name="T41">c</text:span><text:span text:style-name="T58"> &lt;= </text:span><text:span text:style-name="T59">10</text:span><text:span text:style-name="T58">; </text:span><text:span text:style-name="T41">c</text:span><text:span text:style-name="T58">++) {</text:span></text:p>
      <text:p text:style-name="P83">    <text:span text:style-name="T39">console</text:span><text:span text:style-name="T1">.</text:span><text:span text:style-name="T46">log</text:span><text:span text:style-name="T1">(</text:span><text:span text:style-name="T43">`Passo </text:span><text:span text:style-name="T34">${</text:span><text:span text:style-name="T39">c</text:span><text:span text:style-name="T34">}</text:span><text:span text:style-name="T43">`</text:span><text:span text:style-name="T1">)</text:span></text:p>
      <text:p text:style-name="P82">}</text:p>
      <text:p text:style-name="P76"/>
      <text:p text:style-name="P77">Dentro do for, podemos utilizar qualquer estrutura que aprendemos até agora.</text:p>
      <text:p text:style-name="P77"/>
      <text:p text:style-name="P77"/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10T11:12:14.929000000</dc:date>
    <meta:editing-duration>P1DT17H37M32S</meta:editing-duration>
    <meta:editing-cycles>70</meta:editing-cycles>
    <meta:document-statistic meta:table-count="0" meta:image-count="0" meta:object-count="0" meta:page-count="5" meta:paragraph-count="165" meta:word-count="744" meta:character-count="4898" meta:non-whitespace-character-count="4060"/>
  </office:meta>
</office:document-meta>
</file>